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Formatt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FormattingTests.testBindDate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DateBean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setStyleCalendarWithFallbackPatterns( Calendar styleCalendarWithFallback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getStyle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setStyleDateWithFallbackPatterns( Date styleDateWithFallback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testBin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DateBean.get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PatternTests.styleCalendar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DateBean.setPatternDateWithFallbackPatterns( Date patternDateWithFallback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setIsoDate( Date iso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stringToDateWithGloba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DateBean.setIsoDateWithFallbackPatterns( Date isoDateWithFallback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testBindDateTimeOver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DateBean.getPatternDateWithFallback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testBindCalendar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ormattingTests.dateToStringWithoutGloba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FormattingTests.setup( DateFormatterRegistrar registr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DateBean.setStyleMillis( @ DateTimeFormat ( style = "S-" ) Long styl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setIsoDateTime( Date iso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setPatternDate( Date pattern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testBindDateAnnotate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DateBean.setMillis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stringToDateWithoutGloba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DateBean.getPatter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setStyleCalendar( Calendar style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PatternTests.patternDat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FormattingTests.testBindDa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FormattingTests.styleDateWithInvalid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ateFormattingTests.testBindNestedDate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ormattingTests.testBindIS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ormattingTests.testBindISO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DateBean.getStyle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setIsoTime( Date iso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getIsoDateWithFallback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testBindDateAnnotatedWithFallback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ormattingTests.testBindLongAnnot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DateBean.getIsoD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setStyleDate( Date style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getStyleCalendarWithFallback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testBindISO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FormattingTests.testBindDateAnnotatedPatternWithGloba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ateFormattingTests.testBindDateAnnotated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DateBean.getIso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PatternTests.patternDateWithUnsupporte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FallbackPatternTests.isoDat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llbackPatternTests.styleDate( String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DateBean.getIso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eBean.getStyleDateWithFallback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FormattingTests.dateToStringWithGlobal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DateBean.getStyle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